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400000106C2CD6907.png" manifest:media-type="image/png"/>
  <manifest:file-entry manifest:full-path="Pictures/100000010000009400000094DED08A4E.png" manifest:media-type="image/png"/>
  <manifest:file-entry manifest:full-path="Pictures/10000001000001CC000001CCE70159A8.png" manifest:media-type="image/png"/>
  <manifest:file-entry manifest:full-path="Pictures/10000001000000B4000000B494988AD5.png" manifest:media-type="image/png"/>
  <manifest:file-entry manifest:full-path="Pictures/100000010000009400000094B4A4793A.png" manifest:media-type="image/png"/>
  <manifest:file-entry manifest:full-path="Pictures/100000010000009400000094BF404593.png" manifest:media-type="image/png"/>
  <manifest:file-entry manifest:full-path="Pictures/10000001000000940000009434690D6B.png" manifest:media-type="image/png"/>
  <manifest:file-entry manifest:full-path="Pictures/100000010000018E0000018EBF45F1E9.png" manifest:media-type="image/png"/>
  <manifest:file-entry manifest:full-path="Pictures/10000001000001A50000019772DDEA3C.png" manifest:media-type="image/png"/>
  <manifest:file-entry manifest:full-path="Pictures/100000010000018E0000018EE44A8C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2931in" fo:margin-left="-0.0431in" fo:margin-top="0in" fo:margin-bottom="0in" table:align="left" style:writing-mode="lr-tb"/>
    </style:style>
    <style:style style:name="Table1.A" style:family="table-column">
      <style:table-column-properties style:column-width="3.6681in"/>
    </style:style>
    <style:style style:name="Table1.B" style:family="table-column">
      <style:table-column-properties style:column-width="3.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" style:family="table">
      <style:table-properties style:width="7.2931in" fo:margin-left="-0.0431in" fo:margin-top="0in" fo:margin-bottom="0in" table:align="left" style:writing-mode="lr-tb"/>
    </style:style>
    <style:style style:name="Table2.A" style:family="table-column">
      <style:table-column-properties style:column-width="3.6681in"/>
    </style:style>
    <style:style style:name="Table2.B" style:family="table-column">
      <style:table-column-properties style:column-width="3.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2" style:family="table-row">
      <style:table-row-properties style:min-row-height="0.9785in" fo:keep-together="auto"/>
    </style:style>
    <style:style style:name="Table2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" style:family="table">
      <style:table-properties style:width="7.2931in" fo:margin-left="-0.0431in" fo:margin-top="0in" fo:margin-bottom="0in" table:align="left" style:writing-mode="lr-tb"/>
    </style:style>
    <style:style style:name="Table3.A" style:family="table-column">
      <style:table-column-properties style:column-width="3.3903in"/>
    </style:style>
    <style:style style:name="Table3.B" style:family="table-column">
      <style:table-column-properties style:column-width="3.902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.2" style:family="table-row">
      <style:table-row-properties style:min-row-height="1.7472in" fo:keep-together="auto"/>
    </style:style>
    <style:style style:name="Table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3" style:family="table-row">
      <style:table-row-properties style:min-row-height="0.0493in" fo:keep-together="auto"/>
    </style:style>
    <style:style style:name="Table3.4" style:family="table-row">
      <style:table-row-properties style:min-row-height="0.009in" fo:keep-together="auto"/>
    </style:style>
    <style:style style:name="Table3.5" style:family="table-row">
      <style:table-row-properties style:min-row-height="0.4285in" fo:keep-together="auto"/>
    </style:style>
    <style:style style:name="Table3.A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" style:family="table">
      <style:table-properties style:width="6.5403in" fo:margin-left="-0.0431in" fo:margin-top="0in" fo:margin-bottom="0in" table:align="left" style:writing-mode="lr-tb"/>
    </style:style>
    <style:style style:name="Table4.A" style:family="table-column">
      <style:table-column-properties style:column-width="6.5403in"/>
    </style:style>
    <style:style style:name="Table4.1" style:family="table-row">
      <style:table-row-properties style:min-row-height="0.109in"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4.2" style:family="table-row">
      <style:table-row-properties style:min-row-height="0.784in" fo:keep-together="auto"/>
    </style:style>
    <style:style style:name="Table4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3" style:family="table-row">
      <style:table-row-properties style:min-row-height="0.0465in" fo:keep-together="auto"/>
    </style:style>
    <style:style style:name="Table4.A4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" style:family="table">
      <style:table-properties style:width="6.8736in" fo:margin-left="-0.0431in" fo:margin-top="0in" fo:margin-bottom="0in" table:align="left" style:writing-mode="lr-tb"/>
    </style:style>
    <style:style style:name="Table5.A" style:family="table-column">
      <style:table-column-properties style:column-width="3.4368in"/>
    </style:style>
    <style:style style:name="Table5.1" style:family="table-row">
      <style:table-row-properties style:min-row-height="0.1431in"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.2" style:family="table-row">
      <style:table-row-properties style:min-row-height="1.0306in" fo:keep-together="auto"/>
    </style:style>
    <style:style style:name="Table5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3" style:family="table-row">
      <style:table-row-properties style:min-row-height="0.0118in" fo:keep-together="auto"/>
    </style:style>
    <style:style style:name="Table5.4" style:family="table-row">
      <style:table-row-properties style:min-row-height="0.7986in" fo:keep-together="auto"/>
    </style:style>
    <style:style style:name="Table5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5" style:family="table-row">
      <style:table-row-properties style:min-row-height="0.0611in" fo:keep-together="auto"/>
    </style:style>
    <style:style style:name="Table5.A5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.B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7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" style:family="table">
      <style:table-properties style:width="6.9201in" fo:margin-left="-0.0431in" fo:margin-top="0in" fo:margin-bottom="0in" table:align="left" style:writing-mode="lr-tb"/>
    </style:style>
    <style:style style:name="Table6.A" style:family="table-column">
      <style:table-column-properties style:column-width="6.920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6.A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7" style:family="table">
      <style:table-properties style:width="7.2451in" fo:margin-left="-0.0431in" fo:margin-top="0in" fo:margin-bottom="0in" table:align="left" style:writing-mode="lr-tb"/>
    </style:style>
    <style:style style:name="Table7.A" style:family="table-column">
      <style:table-column-properties style:column-width="2.4049in"/>
    </style:style>
    <style:style style:name="Table7.B" style:family="table-column">
      <style:table-column-properties style:column-width="4.840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7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P1" style:family="paragraph" style:parent-style-name="Header">
      <style:paragraph-properties fo:text-indent="-0.7874in" style:auto-text-indent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Code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Code">
      <style:paragraph-properties fo:margin-top="0in" fo:margin-bottom="0in" style:contextual-spacing="false"/>
    </style:style>
    <style:style style:name="P5" style:family="paragraph" style:parent-style-name="Standard">
      <style:paragraph-properties fo:margin-top="0in" fo:margin-bottom="0in" style:contextual-spacing="false" fo:text-indent="0.5in" style:auto-text-indent="false"/>
    </style:style>
    <style:style style:name="P6" style:family="paragraph" style:parent-style-name="Standard">
      <style:paragraph-properties fo:margin-left="0.5in" fo:margin-top="0in" fo:margin-bottom="0in" style:contextual-spacing="false"/>
    </style:style>
    <style:style style:name="P7" style:family="paragraph" style:parent-style-name="Standard">
      <style:paragraph-properties fo:margin-left="0.5in"/>
    </style:style>
    <style:style style:name="P8" style:family="paragraph" style:parent-style-name="Code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Code">
      <style:paragraph-properties fo:margin-top="0.0835in" fo:margin-bottom="0in" style:contextual-spacing="false"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Code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Code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en" fo:country="US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bold"/>
    </style:style>
    <style:style style:name="P12" style:family="paragraph" style:parent-style-name="Frame_20_contents">
      <style:paragraph-properties fo:margin-top="0in" fo:margin-bottom="0in" style:contextual-spacing="false" fo:line-height="100%"/>
    </style:style>
    <style:style style:name="P13" style:family="paragraph" style:parent-style-name="Frame_20_contents">
      <style:paragraph-properties fo:margin-top="0.028in" fo:margin-bottom="0.0693in" style:contextual-spacing="false" fo:line-height="100%"/>
    </style:style>
    <style:style style:name="P14" style:family="paragraph" style:parent-style-name="Frame_20_contents">
      <style:paragraph-properties fo:margin-left="0.3937in" fo:line-height="100%" fo:text-indent="0.1972in" style:auto-text-indent="false"/>
    </style:style>
    <style:style style:name="P15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P16" style:family="paragraph" style:parent-style-name="Heading_20_2" style:list-style-name="WWNum1"/>
    <style:style style:name="P17" style:family="paragraph" style:parent-style-name="Heading_20_2" style:list-style-name="WWNum1">
      <style:paragraph-properties fo:margin-left="0.248in" fo:text-indent="-0.248in" style:auto-text-indent="false"/>
    </style:style>
    <style:style style:name="P18" style:family="paragraph" style:parent-style-name="List_20_Paragraph" style:list-style-name="WWNum4"/>
    <style:style style:name="P19" style:family="paragraph" style:parent-style-name="List_20_Paragraph" style:list-style-name="WWNum5"/>
    <style:style style:name="P20" style:family="paragraph" style:parent-style-name="List_20_Paragraph" style:list-style-name="WWNum6"/>
    <style:style style:name="P21" style:family="paragraph" style:parent-style-name="List_20_Paragraph" style:list-style-name="WWNum7"/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 style:list-style-name="WWNum2"/>
    <style:style style:name="P2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8.5pt" style:font-size-asian="8.5pt" style:font-size-complex="8.5pt"/>
    </style:style>
    <style:style style:name="T2" style:family="text">
      <style:text-properties fo:color="#0882de" loext:opacity="100%" fo:font-size="8.5pt" style:font-size-asian="8.5pt" style:font-size-complex="8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language="bg" fo:country="BG" style:font-size-asian="9pt" style:font-size-complex="9pt"/>
    </style:style>
    <style:style style:name="T5" style:family="text">
      <style:text-properties fo:language="bg" fo:country="BG"/>
    </style:style>
    <style:style style:name="T6" style:family="text">
      <style:text-properties fo:language="bg" fo:country="BG" fo:font-weight="bold" style:font-weight-asian="bold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Calibri1"/>
    </style:style>
    <style:style style:name="T11" style:family="text">
      <style:text-properties style:font-name="Consolas"/>
    </style:style>
    <style:style style:name="T12" style:family="text">
      <style:text-properties style:font-name="Consolas" style:font-weight-complex="bold"/>
    </style:style>
    <style:style style:name="T13" style:family="text">
      <style:text-properties style:font-name="Consolas" fo:language="bg" fo:country="BG"/>
    </style:style>
    <style:style style:name="T14" style:family="text">
      <style:text-properties style:font-name="Consolas" fo:language="bg" fo:country="BG" style:font-weight-complex="bold"/>
    </style:style>
    <style:style style:name="T15" style:family="text">
      <style:text-properties style:font-name="Consolas" fo:language="de" fo:country="DE" style:font-weight-complex="bold"/>
    </style:style>
    <style:style style:name="T16" style:family="text">
      <style:text-properties style:font-name="Consolas" fo:font-weight="bold" style:font-weight-asian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weight-complex="bold"/>
    </style:style>
    <style:style style:name="T19" style:family="text">
      <style:text-properties style:font-name-complex="Calibri1"/>
    </style:style>
    <style:style style:name="T20" style:family="text">
      <style:text-properties fo:font-weight="normal" style:font-weight-asian="normal"/>
    </style:style>
    <style:style style:name="T21" style:family="text">
      <style:text-properties fo:font-weight="normal" style:font-weight-asian="normal" style:font-weight-complex="bold"/>
    </style:style>
    <style:style style:name="T22" style:family="text">
      <style:text-properties style:font-name="Calibri" style:font-name-complex="Calibri1"/>
    </style:style>
    <style:style style:name="T23" style:family="text">
      <style:text-properties fo:color="#000000" loext:opacity="100%" style:font-name="Courier New1" fo:font-size="9pt" fo:background-color="#efefef" loext:char-shading-value="0" style:font-name-asian="Times New Roman1" style:font-size-asian="9pt" style:font-name-complex="Courier New2" style:font-size-complex="9pt"/>
    </style:style>
    <style:style style:name="T24" style:family="text">
      <style:text-properties fo:color="#000000" loext:opacity="100%" style:font-name="Courier New1" fo:font-size="9pt" fo:language="bg" fo:country="BG" style:font-name-asian="Times New Roman1" style:font-size-asian="9pt" style:font-name-complex="Courier New2" style:font-size-complex="9pt"/>
    </style:style>
    <style:style style:name="T25" style:family="text">
      <style:text-properties fo:color="#000000" loext:opacity="100%" style:font-name="Courier New1" fo:font-size="9pt" style:font-name-asian="Times New Roman1" style:font-size-asian="9pt" style:font-name-complex="Courier New2" style:font-size-complex="9pt"/>
    </style:style>
    <style:style style:name="T26" style:family="text">
      <style:text-properties fo:color="#000000" loext:opacity="100%" style:font-name="Courier New1" fo:font-size="9pt" fo:font-style="italic" style:font-name-asian="Times New Roman1" style:font-size-asian="9pt" style:font-style-asian="italic" style:font-name-complex="Courier New2" style:font-size-complex="9pt" style:font-style-complex="italic"/>
    </style:style>
    <style:style style:name="T27" style:family="text">
      <style:text-properties fo:color="#0000ff" loext:opacity="100%" style:font-name="Courier New1" fo:font-size="9pt" fo:font-weight="bold" fo:background-color="#efefef" loext:char-shading-value="0" style:font-name-asian="Times New Roman1" style:font-size-asian="9pt" style:font-weight-asian="bold" style:font-name-complex="Courier New2" style:font-size-complex="9pt" style:font-weight-complex="bold"/>
    </style:style>
    <style:style style:name="T28" style:family="text">
      <style:text-properties fo:color="#0000ff" loext:opacity="100%" style:font-name="Courier New1" fo:font-size="9pt" fo:font-weight="bold" style:font-name-asian="Times New Roman1" style:font-size-asian="9pt" style:font-weight-asian="bold" style:font-name-complex="Courier New2" style:font-size-complex="9pt" style:font-weight-complex="bold"/>
    </style:style>
    <style:style style:name="T29" style:family="text">
      <style:text-properties fo:color="#0000ff" loext:opacity="100%" style:font-name="Courier New1" fo:font-size="9pt" style:font-name-asian="Times New Roman1" style:font-size-asian="9pt" style:font-name-complex="Courier New2" style:font-size-complex="9pt"/>
    </style:style>
    <style:style style:name="T30" style:family="text">
      <style:text-properties fo:color="#000080" loext:opacity="100%" style:font-name="Courier New1" fo:font-size="9pt" fo:font-weight="bold" fo:background-color="#efefef" loext:char-shading-value="0" style:font-name-asian="Times New Roman1" style:font-size-asian="9pt" style:font-weight-asian="bold" style:font-name-complex="Courier New2" style:font-size-complex="9pt" style:font-weight-complex="bold"/>
    </style:style>
    <style:style style:name="T31" style:family="text">
      <style:text-properties fo:color="#000080" loext:opacity="100%" style:font-name="Courier New1" fo:font-size="9pt" fo:font-weight="bold" style:font-name-asian="Times New Roman1" style:font-size-asian="9pt" style:font-weight-asian="bold" style:font-name-complex="Courier New2" style:font-size-complex="9pt" style:font-weight-complex="bold"/>
    </style:style>
    <style:style style:name="T32" style:family="text">
      <style:text-properties fo:color="#008000" loext:opacity="100%" style:font-name="Courier New1" fo:font-size="9pt" fo:font-weight="bold" fo:background-color="#efefef" loext:char-shading-value="0" style:font-name-asian="Times New Roman1" style:font-size-asian="9pt" style:font-weight-asian="bold" style:font-name-complex="Courier New2" style:font-size-complex="9pt" style:font-weight-complex="bold"/>
    </style:style>
    <style:style style:name="T33" style:family="text">
      <style:text-properties fo:color="#008000" loext:opacity="100%" style:font-name="Courier New1" fo:font-size="9pt" fo:font-weight="bold" style:font-name-asian="Times New Roman1" style:font-size-asian="9pt" style:font-weight-asian="bold" style:font-name-complex="Courier New2" style:font-size-complex="9pt" style:font-weight-complex="bold"/>
    </style:style>
    <style:style style:name="T34" style:family="text">
      <style:text-properties fo:color="#808080" loext:opacity="100%" style:font-name="Courier New1" fo:font-size="9pt" fo:font-style="italic" style:font-name-asian="Times New Roman1" style:font-size-asian="9pt" style:font-style-asian="italic" style:font-name-complex="Courier New2" style:font-size-complex="9pt" style:font-style-complex="italic"/>
    </style:style>
    <style:style style:name="T35" style:family="text">
      <style:text-properties fo:color="#808080" loext:opacity="100%" style:font-name="Courier New1" fo:font-size="9pt" fo:language="bg" fo:country="BG" fo:font-style="italic" style:font-name-asian="Times New Roman1" style:font-size-asian="9pt" style:font-style-asian="italic" style:font-name-complex="Courier New2" style:font-size-complex="9pt" style:font-style-complex="italic"/>
    </style:style>
    <style:style style:name="T36" style:family="text">
      <style:text-properties fo:color="#660e7a" loext:opacity="100%" style:font-name="Courier New1" fo:font-size="9pt" fo:font-weight="bold" style:font-name-asian="Times New Roman1" style:font-size-asian="9pt" style:font-weight-asian="bold" style:font-name-complex="Courier New2" style:font-size-complex="9pt" style:font-weight-complex="bold"/>
    </style:style>
    <style:style style:name="T37" style:family="text">
      <style:text-properties fo:color="#7a7a43" loext:opacity="100%" style:font-name="Courier New1" fo:font-size="9pt" style:font-name-asian="Times New Roman1" style:font-size-asian="9pt" style:font-name-complex="Courier New2" style:font-size-complex="9pt"/>
    </style:style>
    <style:style style:name="T38" style:family="text">
      <style:text-properties fo:color="#458383" loext:opacity="100%" style:font-name="Courier New1" fo:font-size="9pt" style:font-name-asian="Times New Roman1" style:font-size-asian="9pt" style:font-name-complex="Courier New2" style:font-size-complex="9pt"/>
    </style:style>
    <style:style style:name="T39" style:family="text">
      <style:text-properties officeooo:rsid="001e8682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ayMAVCc0NzE2MLQ0NDYyUdpeDU4uLM/DyQAqNaAN3WRW8sAAAA" text:name="__Grammarly_42___1"/>
      </text:user-field-decls>
      <text:h text:style-name="P2" text:outline-level="1">Lab: Objects &amp; Composition</text:h>
      <text:p text:style-name="P22" loext:marker-style-name="T5">Problems for in-class lab for the <text:a xlink:type="simple" xlink:href="https://softuni.bg/modules/76" text:style-name="Internet_20_link" text:visited-style-name="Visited_20_Internet_20_Link"><text:span text:style-name="Internet_20_link">"JavaScript Advanced" course @ SoftUni</text:span></text:a>. Submit your solutions in the SoftUni judge system at <text:a xlink:type="simple" xlink:href="https://judge.softuni.bg/Contests/2758/Objects-and-Composition-Lab" text:style-name="Internet_20_link" text:visited-style-name="Visited_20_Internet_20_Link"><text:span text:style-name="Internet_20_link">https://judge.softuni.bg/Contests/2758/Objects-and-Composition-Lab</text:span></text:a>.</text:p>
      <text:list text:style-name="WWNum1">
        <text:list-item>
          <text:h text:style-name="P16" text:outline-level="2">City Record</text:h>
        </text:list-item>
      </text:list>
      <text:p text:style-name="P23" loext:marker-style-name="T5">You will receive a city’s <text:span text:style-name="T9">name</text:span> (string), <text:span text:style-name="T9">population</text:span> (number), and <text:span text:style-name="T9">treasury</text:span> (number)<text:span text:style-name="T9"> </text:span>as arguments, which you will need to set as <text:span text:style-name="T9">properties</text:span> of an <text:span text:style-name="T9">object</text:span> and <text:span text:style-name="T9">return</text:span> it.</text:p>
      <text:h text:style-name="Heading_20_3" text:outline-level="3" loext:marker-style-name="T5">Examples<text:span text:style-name="T5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 loext:marker-style-name="T10"><text:span text:style-name="T10">Input</text:span><text:span text:style-name="T10"/></text:p>
          </table:table-cell>
          <table:table-cell table:style-name="Table1.A1" office:value-type="string">
            <text:p text:style-name="P24" loext:marker-style-name="T10"><text:span text:style-name="T10">Output</text:span><text:span text:style-name="T10"/></text:p>
          </table:table-cell>
        </table:table-row>
        <table:table-row table:style-name="Table1.1">
          <table:table-cell table:style-name="Table1.A2" office:value-type="string">
            <text:p text:style-name="P25" loext:marker-style-name="T12"><text:span text:style-name="T12">'Tortuga',</text:span><text:span text:style-name="T12"/></text:p>
            <text:p text:style-name="P25" loext:marker-style-name="T12"><text:span text:style-name="T12">7000,</text:span><text:span text:style-name="T12"/></text:p>
            <text:p text:style-name="P25" loext:marker-style-name="T12"><text:span text:style-name="T12">15000</text:span><text:span text:style-name="T12"/></text:p>
          </table:table-cell>
          <table:table-cell table:style-name="Table1.B2" office:value-type="string">
            <text:p text:style-name="P25" loext:marker-style-name="T12"><text:span text:style-name="T12">{</text:span><text:span text:style-name="T12"/></text:p>
            <text:p text:style-name="P25" loext:marker-style-name="T12"><text:span text:style-name="T12"><text:s text:c="2"/>name: 'Tortuga',</text:span><text:span text:style-name="T12"/></text:p>
            <text:p text:style-name="P25" loext:marker-style-name="T12"><text:span text:style-name="T12"><text:s text:c="2"/>population: 7000,</text:span><text:span text:style-name="T12"/></text:p>
            <text:p text:style-name="P25" loext:marker-style-name="T12"><text:span text:style-name="T12"><text:s text:c="2"/>treasury: 15000</text:span><text:span text:style-name="T12"/></text:p>
            <text:p text:style-name="P25" loext:marker-style-name="T12"><text:span text:style-name="T12">}</text:span><text:span text:style-name="T12"/></text:p>
          </table:table-cell>
        </table:table-row>
        <table:table-row table:style-name="Table1.1">
          <table:table-cell table:style-name="Table1.A3" office:value-type="string">
            <text:p text:style-name="P25" loext:marker-style-name="T12"><text:span text:style-name="T12">'Santo Domingo',</text:span><text:span text:style-name="T12"/></text:p>
            <text:p text:style-name="P25" loext:marker-style-name="T12"><text:span text:style-name="T12">12000,</text:span><text:span text:style-name="T12"/></text:p>
            <text:p text:style-name="P25" loext:marker-style-name="T12"><text:span text:style-name="T12">23500</text:span><text:span text:style-name="T12"/></text:p>
          </table:table-cell>
          <table:table-cell table:style-name="Table1.B3" office:value-type="string">
            <text:p text:style-name="P25" loext:marker-style-name="T12"><text:span text:style-name="T12">{</text:span><text:span text:style-name="T12"/></text:p>
            <text:p text:style-name="P25" loext:marker-style-name="T12"><text:span text:style-name="T12"><text:s text:c="2"/>name: 'Santo Domingo',</text:span><text:span text:style-name="T12"/></text:p>
            <text:p text:style-name="P25" loext:marker-style-name="T12"><text:span text:style-name="T12"><text:s text:c="2"/>population: 12000,</text:span><text:span text:style-name="T12"/></text:p>
            <text:p text:style-name="P25" loext:marker-style-name="T12"><text:span text:style-name="T12"><text:s text:c="2"/>treasury: 23500</text:span><text:span text:style-name="T12"/></text:p>
            <text:p text:style-name="P25" loext:marker-style-name="T12"><text:span text:style-name="T12">}</text:span><text:span text:style-name="T12"/></text:p>
          </table:table-cell>
        </table:table-row>
      </table:table>
      <text:list text:continue-numbering="true" text:style-name="WWNum1">
        <text:list-item>
          <text:h text:style-name="P17" text:outline-level="2" loext:marker-style-name="T5">Town Population<text:span text:style-name="T5"/></text:h>
        </text:list-item>
      </text:list>
      <text:p text:style-name="Standard" loext:marker-style-name="T5">You have been tasked to create a registry for different <text:span text:style-name="T8">towns</text:span> and their <text:span text:style-name="T8">population</text:span>.</text:p>
      <text:h text:style-name="Heading_20_3" text:outline-level="3" loext:marker-style-name="T5">Input<text:span text:style-name="T5"/></text:h>
      <text:p text:style-name="Standard" loext:marker-style-name="T5">The <text:span text:style-name="T8">input</text:span> comes as array of strings. Each element will contain data for a town and its population in the following format: <text:span text:style-name="Code_20_Char">"{townName} &lt;-&gt; {townPopulation}"</text:span></text:p>
      <text:p text:style-name="Standard" loext:marker-style-name="T5">If you receive the same town twice, <text:span text:style-name="T8">you should add</text:span> the <text:span text:style-name="T8">given population</text:span> to the <text:span text:style-name="T8">current one</text:span>.</text:p>
      <text:h text:style-name="Heading_20_3" text:outline-level="3" loext:marker-style-name="T5">Output<text:span text:style-name="T5"/></text:h>
      <text:p text:style-name="Standard">As<text:span text:style-name="T8"> output</text:span>, you must print all the towns and their population.</text:p>
      <text:h text:style-name="Heading_20_3" text:outline-level="3" loext:marker-style-name="T5">Examples<text:span text:style-name="T5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 loext:marker-style-name="T10"><text:span text:style-name="T10">Input</text:span><text:span text:style-name="T10"/></text:p>
          </table:table-cell>
          <table:table-cell table:style-name="Table2.A1" office:value-type="string">
            <text:p text:style-name="P24" loext:marker-style-name="T10"><text:span text:style-name="T10">Output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P25" loext:marker-style-name="T14"><text:span text:style-name="T12">['Sofia &lt;-&gt; 1200000',</text:span><text:span text:style-name="T14"/></text:p>
            <text:p text:style-name="P25" loext:marker-style-name="T14"><text:span text:style-name="T12">'Montana &lt;-&gt; 20000',</text:span><text:span text:style-name="T14"/></text:p>
            <text:p text:style-name="P25" loext:marker-style-name="T14"><text:span text:style-name="T12">'New York &lt;-&gt; 10000000',</text:span><text:span text:style-name="T14"/></text:p>
            <text:p text:style-name="P25" loext:marker-style-name="T14"><text:span text:style-name="T12">'Washington &lt;-&gt; 2345000',</text:span><text:span text:style-name="T14"/></text:p>
            <text:p text:style-name="P25" loext:marker-style-name="T12"><text:span text:style-name="T12">'Las Vegas &lt;-&gt; 1000000']</text:span><text:span text:style-name="T12"/></text:p>
          </table:table-cell>
          <table:table-cell table:style-name="Table2.B2" office:value-type="string">
            <text:p text:style-name="P25" loext:marker-style-name="T14"><text:span text:style-name="T12">Sofia : 1200000</text:span><text:span text:style-name="T14"/></text:p>
            <text:p text:style-name="P25" loext:marker-style-name="T14"><text:span text:style-name="T12">Montana : 20000</text:span><text:span text:style-name="T14"/></text:p>
            <text:p text:style-name="P25" loext:marker-style-name="T14"><text:span text:style-name="T12">New York : 10000000</text:span><text:span text:style-name="T14"/></text:p>
            <text:p text:style-name="P25" loext:marker-style-name="T14"><text:span text:style-name="T12">Washington : 2345000</text:span><text:span text:style-name="T14"/></text:p>
            <text:p text:style-name="P25" loext:marker-style-name="T12"><text:span text:style-name="T12">Las Vegas : 1000000</text:span><text:span text:style-name="T12"/></text:p>
          </table:table-cell>
        </table:table-row>
        <table:table-row table:style-name="Table2.1">
          <table:table-cell table:style-name="Table2.A3" office:value-type="string">
            <text:p text:style-name="P25" loext:marker-style-name="T14"><text:span text:style-name="T15">['Istanbul &lt;-&gt; 100000',</text:span><text:span text:style-name="T14"/></text:p>
            <text:p text:style-name="P25" loext:marker-style-name="T14"><text:span text:style-name="T15">'Honk Kong &lt;-&gt; 2100004',</text:span><text:span text:style-name="T14"/></text:p>
            <text:p text:style-name="P25" loext:marker-style-name="T14"><text:span text:style-name="T12">'Jerusalem &lt;-&gt; 2352344',</text:span><text:span text:style-name="T14"/></text:p>
            <text:p text:style-name="P25" loext:marker-style-name="T14"><text:span text:style-name="T12">'Mexico City &lt;-&gt; 23401925',</text:span><text:span text:style-name="T14"/></text:p>
            <text:p text:style-name="P25" loext:marker-style-name="T12"><text:span text:style-name="T12">'Istanbul &lt;-&gt; 1000']</text:span><text:span text:style-name="T12"/></text:p>
          </table:table-cell>
          <table:table-cell table:style-name="Table2.B3" office:value-type="string">
            <text:p text:style-name="P25" loext:marker-style-name="T14"><text:span text:style-name="T12">Istanbul : 101000</text:span><text:span text:style-name="T14"/></text:p>
            <text:p text:style-name="P25" loext:marker-style-name="T14"><text:span text:style-name="T12">Honk Kong : 2100004</text:span><text:span text:style-name="T14"/></text:p>
            <text:p text:style-name="P25" loext:marker-style-name="T14"><text:span text:style-name="T12">Jerusalem : 2352344</text:span><text:span text:style-name="T14"/></text:p>
            <text:p text:style-name="P25" loext:marker-style-name="T12"><text:span text:style-name="T12">Mexico City : 23401925</text:span><text:span text:style-name="T12"/></text:p>
          </table:table-cell>
        </table:table-row>
      </table:table>
      <text:list xml:id="list125833781283042" text:continue-numbering="true" text:style-name="WWNum1">
        <text:list-item>
          <text:h text:style-name="P17" text:outline-level="2">City Taxes</text:h>
        </text:list-item>
      </text:list>
      <text:p text:style-name="Standard" loext:marker-style-name="T17"><text:span text:style-name="T17">This task is an extension of Problem 1, you may use your solution from that task as a base.</text:span><text:span text:style-name="T17"/></text:p>
      <text:p text:style-name="P23" loext:marker-style-name="T5">You will receive a city’s <text:span text:style-name="T9">name</text:span> (string), <text:span text:style-name="T9">population</text:span> (number), and <text:span text:style-name="T9">treasury</text:span> (number)<text:span text:style-name="T9"> </text:span>as arguments, which you will need to set as <text:span text:style-name="T9">properties</text:span> of an <text:span text:style-name="T9">object</text:span> and <text:span text:style-name="T9">return</text:span> it. In addition to the input parameters, the object must have a property <text:span text:style-name="Code_20_Char">taxRate</text:span> with an initial value of <text:span text:style-name="T9">10</text:span>, and three <text:span text:style-name="T9">methods</text:span> for managing the city:</text:p>
      <text:list text:style-name="WWNum2">
        <text:list-item>
          <text:p text:style-name="P27"><text:span text:style-name="Code_20_Char">collectTaxes()</text:span><text:span text:style-name="T9"> - </text:span><text:span text:style-name="T18">Increase</text:span> <text:span text:style-name="T9">treasury</text:span> by <text:s/><text:span text:style-name="Code_20_Char">population</text:span> * <text:span text:style-name="Code_20_Char">taxRate</text:span></text:p>
        </text:list-item>
        <text:list-item>
          <text:p text:style-name="P27"><text:span text:style-name="Code_20_Char">applyGrowth(percentage)</text:span><text:span text:style-name="T9"> - </text:span><text:span text:style-name="T18">Increase</text:span> population by <text:span text:style-name="T9">given percentage</text:span></text:p>
        </text:list-item>
        <text:list-item>
          <text:p text:style-name="P27"><text:span text:style-name="Code_20_Char">applyRecession(percentage)</text:span><text:span text:style-name="T9"> - </text:span><text:span text:style-name="T18">Decrease</text:span> treasury by <text:span text:style-name="T9">given percentage</text:span></text:p>
        </text:list-item>
      </text:list>
      <text:p text:style-name="Standard">Round down the values after each calculation.</text:p>
      <text:h text:style-name="Heading_20_3" text:outline-level="3">Input</text:h>
      <text:p text:style-name="Standard" loext:marker-style-name="T19">Your solution will receive three <text:span text:style-name="T8">valid</text:span> parameters. The methods that expect parameters will be tested with valid input.</text:p>
      <text:h text:style-name="Heading_20_3" text:outline-level="3">Output</text:h>
      <text:p text:style-name="Standard">Return an <text:span text:style-name="T8">object</text:span> as described above. The methods of the object modify the object and don’t return anything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 loext:marker-style-name="T10"><text:span text:style-name="T10">Input</text:span><text:span text:style-name="T10"/></text:p>
          </table:table-cell>
          <table:table-cell table:style-name="Table3.A1" office:value-type="string">
            <text:p text:style-name="P24" loext:marker-style-name="T10"><text:span text:style-name="T10">Output</text:span><text:span text:style-name="T10"/></text:p>
          </table:table-cell>
        </table:table-row>
        <table:table-row table:style-name="Table3.2">
          <table:table-cell table:style-name="Table3.A2" office:value-type="string">
            <text:p text:style-name="P25" loext:marker-style-name="T12"><text:span text:style-name="T12">const city =</text:span></text:p>
            <text:p text:style-name="P25" loext:marker-style-name="T12"><text:span text:style-name="T12"><text:s text:c="2"/>cityTaxes('Tortuga',</text:span><text:span text:style-name="T12"/></text:p>
            <text:p text:style-name="P25" loext:marker-style-name="T12"><text:span text:style-name="T12"><text:s text:c="2"/>7000,</text:span><text:span text:style-name="T12"/></text:p>
            <text:p text:style-name="P25" loext:marker-style-name="T12"><text:span text:style-name="T12"><text:s text:c="2"/>15000);</text:span><text:span text:style-name="T12"/></text:p>
            <text:p text:style-name="P25" loext:marker-style-name="T14"><text:span text:style-name="T12">console.log(city);</text:span><text:span text:style-name="T14"/></text:p>
          </table:table-cell>
          <table:table-cell table:style-name="Table3.B2" office:value-type="string">
            <text:p text:style-name="P25" loext:marker-style-name="T12"><text:span text:style-name="T12">{</text:span><text:span text:style-name="T12"/></text:p>
            <text:p text:style-name="P25" loext:marker-style-name="T12"><text:span text:style-name="T12"><text:s text:c="2"/>name: 'Tortuga',</text:span><text:span text:style-name="T12"/></text:p>
            <text:p text:style-name="P25" loext:marker-style-name="T12"><text:span text:style-name="T12"><text:s text:c="2"/>population: 7000,</text:span><text:span text:style-name="T12"/></text:p>
            <text:p text:style-name="P25" loext:marker-style-name="T12"><text:span text:style-name="T12"><text:s text:c="2"/>treasury: 15000,</text:span><text:span text:style-name="T12"/></text:p>
            <text:p text:style-name="P25" loext:marker-style-name="T12"><text:span text:style-name="T12"><text:s text:c="2"/>taxRate: 10,</text:span><text:span text:style-name="T12"/></text:p>
            <text:p text:style-name="P25" loext:marker-style-name="T12"><text:span text:style-name="T12"><text:s text:c="2"/></text:span><text:span text:style-name="Code_20_Char"><text:span text:style-name="T18">collectTaxes</text:span></text:span><text:span text:style-name="T12">: [Function: </text:span><text:span text:style-name="Code_20_Char"><text:span text:style-name="T18">collectTaxes</text:span></text:span><text:span text:style-name="T12">],</text:span></text:p>
            <text:p text:style-name="P25" loext:marker-style-name="T12"><text:span text:style-name="T12"><text:s text:c="2"/>applyGrowth: [Function: applyGrowth],</text:span><text:span text:style-name="T12"/></text:p>
            <text:p text:style-name="P25" loext:marker-style-name="T12"><text:span text:style-name="T12"><text:s text:c="2"/>applyRecession: [Function: applyRecession]</text:span><text:span text:style-name="T12"/></text:p>
            <text:p text:style-name="P25" loext:marker-style-name="T14"><text:span text:style-name="T12">}</text:span><text:span text:style-name="T14"/></text:p>
          </table:table-cell>
        </table:table-row>
        <table:table-row table:style-name="Table3.3">
          <table:table-cell table:style-name="Table3.A1" table:number-columns-spanned="2" office:value-type="string">
            <text:p text:style-name="P24" loext:marker-style-name="T10"><text:span text:style-name="T10">Testing with code</text:span><text:span text:style-name="T10"/></text:p>
          </table:table-cell>
          <table:covered-table-cell/>
        </table:table-row>
        <table:table-row table:style-name="Table3.4">
          <table:table-cell table:style-name="Table3.A1" office:value-type="string">
            <text:p text:style-name="P24" loext:marker-style-name="T10"><text:span text:style-name="T10">Input</text:span><text:span text:style-name="T10"/></text:p>
          </table:table-cell>
          <table:table-cell table:style-name="Table3.A1" office:value-type="string">
            <text:p text:style-name="P24" loext:marker-style-name="T10"><text:span text:style-name="T10">Output</text:span><text:span text:style-name="T10"/></text:p>
          </table:table-cell>
        </table:table-row>
        <table:table-row table:style-name="Table3.5">
          <table:table-cell table:style-name="Table3.A5" office:value-type="string">
            <text:p text:style-name="P25" loext:marker-style-name="T12"><text:span text:style-name="T12">const city =</text:span><text:span text:style-name="T12"/></text:p>
            <text:p text:style-name="P25" loext:marker-style-name="T12"><text:span text:style-name="T12"><text:s text:c="2"/>cityTaxes('Tortuga',</text:span><text:span text:style-name="T12"/></text:p>
            <text:p text:style-name="P25" loext:marker-style-name="T12"><text:span text:style-name="T12"><text:s text:c="2"/>7000,</text:span><text:span text:style-name="T12"/></text:p>
            <text:p text:style-name="P25" loext:marker-style-name="T12"><text:span text:style-name="T12"><text:s text:c="2"/>15000);</text:span><text:span text:style-name="T12"/></text:p>
            <text:p text:style-name="P25" loext:marker-style-name="T12"><text:span text:style-name="T12">city.collectTaxes();</text:span><text:span text:style-name="T12"/></text:p>
            <text:p text:style-name="P25" loext:marker-style-name="T12"><text:span text:style-name="T12">console.log(city.treasury);</text:span><text:span text:style-name="T12"/></text:p>
            <text:p text:style-name="P25" loext:marker-style-name="T12"><text:span text:style-name="T12">city.applyGrowth(5);</text:span><text:span text:style-name="T12"/></text:p>
            <text:p text:style-name="P25" loext:marker-style-name="T12"><text:span text:style-name="T12">console.log(city.population);</text:span><text:span text:style-name="T12"/></text:p>
          </table:table-cell>
          <table:table-cell table:style-name="Table3.B5" office:value-type="string">
            <text:p text:style-name="P25" loext:marker-style-name="T12"><text:span text:style-name="T12">85000</text:span><text:span text:style-name="T12"/></text:p>
            <text:p text:style-name="P25" loext:marker-style-name="T12"><text:span text:style-name="T12">7350</text:span><text:span text:style-name="T12"/></text:p>
          </table:table-cell>
        </table:table-row>
      </table:table>
      <text:list xml:id="list125834644301615" text:continue-list="list125833781283042" text:style-name="WWNum1">
        <text:list-item>
          <text:h text:style-name="P16" text:outline-level="2">Object Factory</text:h>
        </text:list-item>
      </text:list>
      <text:p text:style-name="Standard" loext:marker-style-name="T9">Create a functi<text:span text:style-name="T39">4</text:span>on that can compose objects by copying functions from a given library of functions. You will receive <text:span text:style-name="T9">two</text:span> <text:span text:style-name="T9">parameters</text:span> – a <text:span text:style-name="T9">library</text:span> of functions as an associative array (object) and an <text:span text:style-name="T9">array of orders</text:span>, represented as objects<text:span text:style-name="T7">.</text:span> You must <text:span text:style-name="T9">return</text:span> a new array – the fulfilled orders.</text:p>
      <text:p text:style-name="Standard">The <text:span text:style-name="T9">first parameter</text:span> will be an object where each property is a <text:span text:style-name="T9">function</text:span>. You will use this <text:span text:style-name="T9">library of functions</text:span> to compose new objects.</text:p>
      <text:p text:style-name="Standard">The <text:span text:style-name="T9">second parameter</text:span> is an <text:span text:style-name="T9">array of orders</text:span>. Each order is an <text:span text:style-name="T9">object</text:span> with the following shape:</text:p>
      <text:p text:style-name="P4">{</text:p>
      <text:p text:style-name="P4"><text:s text:c="2"/>template: [Object],</text:p>
      <text:p text:style-name="P4"><text:s text:c="2"/>parts: string[]</text:p>
      <text:p text:style-name="P4">}</text:p>
      <text:p text:style-name="Standard">A <text:span text:style-name="T9">template</text:span> is an object that must be <text:span text:style-name="T9">copied</text:span>. The <text:span text:style-name="T9">parts array</text:span> contains the names of <text:span text:style-name="T9">required functions</text:span> as <text:span text:style-name="T9">strings</text:span>.</text:p>
      <text:p text:style-name="Standard">You must <text:span text:style-name="T9">create and return a new array</text:span>, by fulfilling all orders from the <text:span text:style-name="T9">orders array</text:span>. To fulfill an order, create a copy of the object’s template and then add to it all functions, listed in the <text:span text:style-name="T9">parts array</text:span> of the order, by taking them from the <text:span text:style-name="T9">function library</text:span> (the first parameter to your solution).</text:p>
      <text:h text:style-name="Heading_20_3" text:outline-level="3">Input</text:h>
      <text:p text:style-name="Standard">You will receive two parameters:</text:p>
      <text:list text:style-name="WWNum4">
        <text:list-item>
          <text:p text:style-name="P18"><text:span text:style-name="Code_20_Char">library</text:span> – an object</text:p>
        </text:list-item>
        <text:list-item>
          <text:p text:style-name="P18"><text:span text:style-name="Code_20_Char">orders</text:span> – an array of objects</text:p>
        </text:list-item>
      </text:list>
      <text:h text:style-name="Heading_20_3" text:outline-level="3">Output</text:h>
      <text:p text:style-name="Standard">Your solution must <text:span text:style-name="T9">return an array</text:span> of objects.</text:p>
      <text:h text:style-name="Heading_20_3" text:outline-level="3">Example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 loext:marker-style-name="T10"><text:span text:style-name="T10">Input</text:span><text:span text:style-name="T10"/></text:p>
          </table:table-cell>
        </table:table-row>
        <table:table-row table:style-name="Table4.2">
          <table:table-cell table:style-name="Table4.A2" office:value-type="string">
            <text:p text:style-name="P3" loext:marker-style-name="T21"><text:span text:style-name="T21">const </text:span>library<text:span text:style-name="T21"> = {</text:span></text:p>
            <text:p text:style-name="P3" loext:marker-style-name="T21"><text:span text:style-name="T21"><text:s text:c="2"/>print: function () {</text:span><text:span text:style-name="T21"/></text:p>
            <text:p text:style-name="P3" loext:marker-style-name="T21"><text:span text:style-name="T21"><text:s text:c="4"/>console.log(`${this.name} is printing a page`);</text:span><text:span text:style-name="T21"/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<text:s text:c="2"/>scan: function () {</text:span><text:span text:style-name="T21"/></text:p>
            <text:p text:style-name="P3" loext:marker-style-name="T21"><text:span text:style-name="T21"><text:s text:c="4"/>console.log(`${this.name} is scanning a document`);</text:span><text:span text:style-name="T21"/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<text:s text:c="2"/>play: function (artist, track) {</text:span><text:span text:style-name="T21"/></text:p>
            <text:p text:style-name="P3" loext:marker-style-name="T21"><text:span text:style-name="T21"><text:s text:c="4"/>console.log(`${this.name} is playing '${track}' by ${artist}`);</text:span><text:span text:style-name="T21"/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};</text:span><text:span text:style-name="T21"/></text:p>
            <text:p text:style-name="P9" loext:marker-style-name="T21"><text:span text:style-name="T21">const </text:span>orders<text:span text:style-name="T21"> = [</text:span></text:p>
            <text:p text:style-name="P3" loext:marker-style-name="T21"><text:span text:style-name="T21"><text:s text:c="2"/>{</text:span><text:span text:style-name="T21"/></text:p>
            <text:p text:style-name="P3" loext:marker-style-name="T21"><text:span text:style-name="T21"><text:s text:c="4"/>template: { name: 'ACME Printer'},</text:span><text:span text:style-name="T21"/></text:p>
            <text:p text:style-name="P3" loext:marker-style-name="T21"><text:span text:style-name="T21"><text:s text:c="4"/>parts: ['print']</text:span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<text:s text:c="2"/>{</text:span><text:span text:style-name="T21"/></text:p>
            <text:p text:style-name="P3" loext:marker-style-name="T21"><text:span text:style-name="T21"><text:s text:c="4"/>template: { name: 'Initech Scanner'},</text:span><text:span text:style-name="T21"/></text:p>
            <text:p text:style-name="P3" loext:marker-style-name="T21"><text:span text:style-name="T21"><text:s text:c="4"/>parts: ['scan']</text:span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<text:s text:c="2"/>{</text:span><text:span text:style-name="T21"/></text:p>
            <text:p text:style-name="P3" loext:marker-style-name="T21"><text:span text:style-name="T21"><text:s text:c="4"/>template: { name: 'ComTron Copier'},</text:span><text:span text:style-name="T21"/></text:p>
            <text:p text:style-name="P3" loext:marker-style-name="T21"><text:span text:style-name="T21"><text:s text:c="4"/>parts: ['scan', 'print']</text:span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<text:s text:c="2"/>{</text:span><text:span text:style-name="T21"/></text:p>
            <text:p text:style-name="P3" loext:marker-style-name="T21"><text:span text:style-name="T21"><text:s text:c="4"/>template: { name: 'BoomBox Stereo'},</text:span><text:span text:style-name="T21"/></text:p>
            <text:p text:style-name="P3" loext:marker-style-name="T21"><text:span text:style-name="T21"><text:s text:c="4"/>parts: ['play']</text:span></text:p>
            <text:p text:style-name="P3" loext:marker-style-name="T21"><text:span text:style-name="T21"><text:s text:c="2"/>}</text:span><text:span text:style-name="T21"/></text:p>
            <text:p text:style-name="P3" loext:marker-style-name="T21"><text:span text:style-name="T21">];</text:span><text:span text:style-name="T21"/></text:p>
            <text:p text:style-name="P9" loext:marker-style-name="T21"><text:span text:style-name="T21">const products = factory(</text:span>library<text:span text:style-name="T21">, </text:span>orders<text:span text:style-name="T21">);</text:span></text:p>
            <text:p text:style-name="P11">console.log(products);</text:p>
          </table:table-cell>
        </table:table-row>
        <table:table-row table:style-name="Table4.3">
          <table:table-cell table:style-name="Table4.A1" office:value-type="string">
            <text:p text:style-name="P24" loext:marker-style-name="T10"><text:span text:style-name="T10">Output</text:span><text:span text:style-name="T10"/></text:p>
          </table:table-cell>
        </table:table-row>
        <table:table-row table:style-name="Table4.3">
          <table:table-cell table:style-name="Table4.A4" office:value-type="string">
            <text:p text:style-name="P3" loext:marker-style-name="T21"><text:span text:style-name="T21">[</text:span><text:span text:style-name="T21"/></text:p>
            <text:p text:style-name="P3" loext:marker-style-name="T21"><text:span text:style-name="T21"><text:s text:c="2"/>{</text:span><text:span text:style-name="T21"/></text:p>
            <text:p text:style-name="P3" loext:marker-style-name="T21"><text:span text:style-name="T21"><text:s text:c="4"/>name: 'ACME Printer',</text:span><text:span text:style-name="T21"/></text:p>
            <text:p text:style-name="P3" loext:marker-style-name="T21"><text:span text:style-name="T21"><text:s text:c="4"/>print: [Function: print]</text:span><text:span text:style-name="T21"/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<text:s text:c="2"/>{</text:span><text:span text:style-name="T21"/></text:p>
            <text:p text:style-name="P3" loext:marker-style-name="T21"><text:span text:style-name="T21"><text:s text:c="4"/>name: 'Initech Scanner',</text:span><text:span text:style-name="T21"/></text:p>
            <text:p text:style-name="P3" loext:marker-style-name="T21"><text:span text:style-name="T21"><text:s text:c="4"/>scan: [Function: scan]</text:span><text:span text:style-name="T21"/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<text:s text:c="2"/>{</text:span><text:span text:style-name="T21"/></text:p>
            <text:p text:style-name="P3" loext:marker-style-name="T21"><text:span text:style-name="T21"><text:s text:c="4"/>name: 'ComTron Copier',</text:span><text:span text:style-name="T21"/></text:p>
            <text:p text:style-name="P3" loext:marker-style-name="T21"><text:span text:style-name="T21"><text:s text:c="4"/>scan: [Function: scan],</text:span><text:span text:style-name="T21"/></text:p>
            <text:p text:style-name="P3" loext:marker-style-name="T21"><text:span text:style-name="T21"><text:s text:c="4"/>print: [Function: print]</text:span><text:span text:style-name="T21"/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<text:s text:c="2"/>{</text:span><text:span text:style-name="T21"/></text:p>
            <text:p text:style-name="P3" loext:marker-style-name="T21"><text:span text:style-name="T21"><text:s text:c="4"/>name: 'BoomBox Stereo',</text:span><text:span text:style-name="T21"/></text:p>
            <text:p text:style-name="P3" loext:marker-style-name="T21"><text:span text:style-name="T21"><text:s text:c="4"/>play: [Function: play]</text:span><text:span text:style-name="T21"/></text:p>
            <text:p text:style-name="P3" loext:marker-style-name="T21"><text:span text:style-name="T21"><text:s text:c="2"/>}</text:span><text:span text:style-name="T21"/></text:p>
            <text:p text:style-name="P3" loext:marker-style-name="T21"><text:span text:style-name="T21">]</text:span><text:span text:style-name="T21"/></text:p>
          </table:table-cell>
        </table:table-row>
      </table:table>
      <text:list xml:id="list125833737254670" text:continue-list="list125834644301615" text:style-name="WWNum1">
        <text:list-item>
          <text:h text:style-name="P16" text:outline-level="2">Assembly Line</text:h>
        </text:list-item>
      </text:list>
      <text:p text:style-name="Standard">Create a function that <text:span text:style-name="T9">returns</text:span> a <text:span text:style-name="T9">library of decorator functions</text:span>. They can be used to <text:span text:style-name="T9">compose</text:span> different functionality in a <text:span text:style-name="T9">car object</text:span> that they receive as an argument.</text:p>
      <text:p text:style-name="Standard">Your solution must <text:span text:style-name="T9">return an object</text:span>, containing <text:span text:style-name="T9">three decorator functions</text:span>:</text:p>
      <text:p text:style-name="Standard"><text:span text:style-name="Code_20_Char">hasClima</text:span> – compose air conditioning controls into the passed-in object. This function takes an <text:span text:style-name="T9">object as a parameter</text:span> and adds to it the following properties:</text:p>
      <text:list text:style-name="WWNum5">
        <text:list-item>
          <text:p text:style-name="P19"><text:span text:style-name="Code_20_Char">temp</text:span> – <text:span text:style-name="T9">number</text:span> with default value <text:span text:style-name="T9">21</text:span>;</text:p>
        </text:list-item>
        <text:list-item>
          <text:p text:style-name="P19"><text:span text:style-name="Code_20_Char">tempSettings</text:span> – <text:span text:style-name="T9">number</text:span> with default value <text:span text:style-name="T9">21</text:span>;</text:p>
        </text:list-item>
        <text:list-item>
          <text:p text:style-name="P19"><text:span text:style-name="Code_20_Char">adjustTemp</text:span> – <text:span text:style-name="T9">function</text:span> which takes <text:span text:style-name="T9">no arguments</text:span>. If <text:span text:style-name="Code_20_Char">temp</text:span> is less than <text:span text:style-name="Code_20_Char">tempSettings</text:span>, this function adds 1 to <text:span text:style-name="Code_20_Char">temp</text:span>. If <text:span text:style-name="Code_20_Char">temp</text:span> is more than <text:span text:style-name="Code_20_Char">tempSettings</text:span>, it decreases <text:span text:style-name="Code_20_Char">temp</text:span> by 1. If <text:span text:style-name="Code_20_Char">temp</text:span> and <text:span text:style-name="Code_20_Char">tempSettings</text:span> are equal, the function does nothing.</text:p>
        </text:list-item>
      </text:list>
      <text:p text:style-name="Standard"><text:span text:style-name="Code_20_Char">hasAudio</text:span> – compose audio player functionality into the passed-in object. This function takes an <text:span text:style-name="T9">object as a parameter</text:span> and adds to it the following properties:</text:p>
      <text:list text:style-name="WWNum6">
        <text:list-item>
          <text:p text:style-name="P20"><text:span text:style-name="Code_20_Char">currentTrack</text:span> – <text:span text:style-name="T9">object</text:span> with properties <text:span text:style-name="Code_20_Char">name</text:span> (string) and <text:span text:style-name="Code_20_Char">artist</text:span> (string). The default value is <text:span text:style-name="Code_20_Char">null</text:span>;</text:p>
        </text:list-item>
        <text:list-item>
          <text:p text:style-name="P20"><text:span text:style-name="Code_20_Char">nowPlaying</text:span> – <text:span text:style-name="T9">function</text:span>, which <text:span text:style-name="T9">prints</text:span> on the console the text: </text:p>
        </text:list-item>
      </text:list>
      <text:p text:style-name="List_20_Paragraph" loext:marker-style-name="T16"><text:span text:style-name="Code_20_Char"><text:s text:c="2"/>`Now playing '${currentTrack.name}' by ${currentTrack.artist}` ,</text:span> where <text:span text:style-name="Code_20_Char">name</text:span> and <text:span text:style-name="Code_20_Char">artist</text:span> are properties of the <text:span text:style-name="Code_20_Char">currentTrack</text:span> object. If <text:span text:style-name="Code_20_Char">currentTrack</text:span> is <text:span text:style-name="Code_20_Char">null</text:span>, this function does nothing.</text:p>
      <text:p text:style-name="Standard"><text:span text:style-name="Code_20_Char">hasParktronic</text:span> – compose parking aid functionality into the passed in object. This function takes an <text:span text:style-name="T9">object as a parameter</text:span> and adds to it the following properties:</text:p>
      <text:list text:style-name="WWNum7">
        <text:list-item>
          <text:p text:style-name="P21"><text:span text:style-name="Code_20_Char">checkDistance</text:span> – <text:span text:style-name="T9">function</text:span>, which takes a <text:span text:style-name="T9">single argument</text:span> <text:span text:style-name="Code_20_Char">distance</text:span> (number) and <text:span text:style-name="T9">prints</text:span> a message on the console, depending on its value:</text:p>
        </text:list-item>
      </text:list>
      <text:p text:style-name="P5"><text:span text:style-name="Code_20_Char">distance</text:span> &lt; 0.1 – <text:span text:style-name="Code_20_Char">"Beep! Beep! Beep!"</text:span></text:p>
      <text:p text:style-name="P6">0.1 &lt;= <text:span text:style-name="Code_20_Char">distance</text:span> &lt; 0.25 – <text:span text:style-name="Code_20_Char">"Beep! Beep!"</text:span></text:p>
      <text:p text:style-name="P6">0.25 &lt;= <text:span text:style-name="Code_20_Char">distance</text:span> &lt; 0.5 – <text:span text:style-name="Code_20_Char">"Beep!"</text:span></text:p>
      <text:p text:style-name="P7">In any other case, print an <text:span text:style-name="T9">empty string</text:span>.</text:p>
      <text:h text:style-name="Heading_20_3" text:outline-level="3">Input</text:h>
      <text:p text:style-name="Standard">Your <text:span text:style-name="T9">solution</text:span> will receive <text:span text:style-name="T9">no arguments</text:span>. All the methods in the returned library must take an <text:span text:style-name="T9">object as an argument</text:span>. Any methods that you compose into this object must meet the input requirements listed in the description above.</text:p>
      <text:h text:style-name="Heading_20_3" text:outline-level="3">Output</text:h>
      <text:p text:style-name="Standard">Your <text:span text:style-name="T9">solution</text:span> must <text:span text:style-name="T9">return an object</text:span> containing the <text:span text:style-name="T9">three decorators</text:span> described above.</text:p>
      <text:h text:style-name="Heading_20_3" text:outline-level="3">Example</text:h>
      <table:table table:name="Table5" table:style-name="Table5">
        <table:table-column table:style-name="Table5.A" table:number-columns-repeated="2"/>
        <table:table-row table:style-name="Table5.1">
          <table:table-cell table:style-name="Table5.A1" table:number-columns-spanned="2" office:value-type="string">
            <text:p text:style-name="P24" loext:marker-style-name="T10"><text:span text:style-name="T10">Setup</text:span><text:span text:style-name="T10"/></text:p>
          </table:table-cell>
          <table:covered-table-cell/>
        </table:table-row>
        <table:table-row table:style-name="Table5.2">
          <table:table-cell table:style-name="Table5.A2" table:number-columns-spanned="2" office:value-type="string">
            <text:p text:style-name="P3" loext:marker-style-name="T21"><text:span text:style-name="T21">const </text:span>assemblyLine<text:span text:style-name="T21"> = createAssemblyLine();</text:span></text:p>
            <text:p text:style-name="P11" loext:marker-style-name="T21"/>
            <text:p text:style-name="P3" loext:marker-style-name="T21"><text:span text:style-name="T21">const </text:span>myCar<text:span text:style-name="T21"> = {</text:span></text:p>
            <text:p text:style-name="P3" loext:marker-style-name="T21"><text:span text:style-name="T21"><text:s text:c="4"/>make: 'Toyota',</text:span><text:span text:style-name="T21"/></text:p>
            <text:p text:style-name="P3" loext:marker-style-name="T21"><text:span text:style-name="T21"><text:s text:c="4"/>model: 'Avensis'</text:span><text:span text:style-name="T21"/></text:p>
            <text:p text:style-name="P3" loext:marker-style-name="T21"><text:span text:style-name="T21">};</text:span><text:span text:style-name="T21"/>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24" loext:marker-style-name="T10"><text:span text:style-name="T10">Input</text:span><text:span text:style-name="T10"/></text:p>
          </table:table-cell>
          <table:table-cell table:style-name="Table5.A1" office:value-type="string">
            <text:p text:style-name="P24" loext:marker-style-name="T10"><text:span text:style-name="T10">Output</text:span><text:span text:style-name="T10"/></text:p>
          </table:table-cell>
        </table:table-row>
        <table:table-row table:style-name="Table5.4">
          <table:table-cell table:style-name="Table5.A4" office:value-type="string">
            <text:p text:style-name="P3" loext:marker-style-name="T21">assemblyLine<text:span text:style-name="T21">.hasClima(</text:span>myCar<text:span text:style-name="T21">);</text:span></text:p>
            <text:p text:style-name="P3" loext:marker-style-name="T21"><text:span text:style-name="T21">console.log(</text:span>myCar<text:span text:style-name="T21">.temp);</text:span></text:p>
            <text:p text:style-name="P3" loext:marker-style-name="T21">myCar<text:span text:style-name="T21">.tempSettings = 18;</text:span><text:span text:style-name="T21"/></text:p>
            <text:p text:style-name="P3" loext:marker-style-name="T21">myCar<text:span text:style-name="T21">.adjustTemp();</text:span><text:span text:style-name="T21"/></text:p>
            <text:p text:style-name="P3"><text:span text:style-name="T21">console.log(</text:span>myCar<text:span text:style-name="T21">.temp);</text:span></text:p>
          </table:table-cell>
          <table:table-cell table:style-name="Table5.B4" office:value-type="string">
            <text:p text:style-name="P3" loext:marker-style-name="T21"><text:span text:style-name="T21">21</text:span><text:span text:style-name="T21"/></text:p>
            <text:p text:style-name="P11">20</text:p>
          </table:table-cell>
        </table:table-row>
        <table:table-row table:style-name="Table5.5">
          <table:table-cell table:style-name="Table5.A5" office:value-type="string">
            <text:p text:style-name="P3" loext:marker-style-name="T21">assemblyLine<text:span text:style-name="T21">.hasAudio(</text:span>myCar<text:span text:style-name="T21">);</text:span></text:p>
            <text:p text:style-name="P3" loext:marker-style-name="T21">myCar<text:span text:style-name="T21">.currentTrack = {</text:span><text:span text:style-name="T21"/></text:p>
            <text:p text:style-name="P3" loext:marker-style-name="T21"><text:span text:style-name="T21"><text:s text:c="4"/>name: 'Never Gonna Give You Up',</text:span><text:span text:style-name="T21"/></text:p>
            <text:p text:style-name="P3" loext:marker-style-name="T21"><text:span text:style-name="T21"><text:s text:c="4"/>artist: 'Rick Astley'</text:span><text:span text:style-name="T21"/></text:p>
            <text:p text:style-name="P3" loext:marker-style-name="T21"><text:span text:style-name="T21">};</text:span><text:span text:style-name="T21"/></text:p>
            <text:p text:style-name="P3" loext:marker-style-name="T21">myCar<text:span text:style-name="T21">.nowPlaying();</text:span><text:span text:style-name="T21"/></text:p>
          </table:table-cell>
          <table:table-cell table:style-name="Table5.B5" office:value-type="string">
            <text:p text:style-name="P3" loext:marker-style-name="T21"><text:span text:style-name="T21">Now playing 'Never Gonna Give You Up' by Rick Astley</text:span><text:span text:style-name="T21"/></text:p>
          </table:table-cell>
        </table:table-row>
        <table:table-row table:style-name="Table5.5">
          <table:table-cell table:style-name="Table5.A5" office:value-type="string">
            <text:p text:style-name="P3" loext:marker-style-name="T21">assemblyLine<text:span text:style-name="T21">.hasParktronic(</text:span>myCar<text:span text:style-name="T21">);</text:span></text:p>
            <text:p text:style-name="P3" loext:marker-style-name="T21">myCar<text:span text:style-name="T21">.checkDistance(0.4);</text:span><text:span text:style-name="T21"/></text:p>
            <text:p text:style-name="P3">myCar<text:span text:style-name="T21">.checkDistance(0.2);</text:span></text:p>
          </table:table-cell>
          <table:table-cell table:style-name="Table5.B6" office:value-type="string">
            <text:p text:style-name="P3" loext:marker-style-name="T21"><text:span text:style-name="T21">Beep!</text:span><text:span text:style-name="T21"/></text:p>
            <text:p text:style-name="P3" loext:marker-style-name="T21"><text:span text:style-name="T21">Beep! Beep!</text:span><text:span text:style-name="T21"/></text:p>
          </table:table-cell>
        </table:table-row>
        <table:table-row table:style-name="Table5.5">
          <table:table-cell table:style-name="Table5.A5" office:value-type="string">
            <text:p text:style-name="P3" loext:marker-style-name="T21"><text:span text:style-name="T21">console.log(</text:span>myCar<text:span text:style-name="T21">);</text:span></text:p>
          </table:table-cell>
          <table:table-cell table:style-name="Table5.B7" office:value-type="string">
            <text:p text:style-name="P3" loext:marker-style-name="T21"><text:span text:style-name="T21">{</text:span><text:span text:style-name="T21"/></text:p>
            <text:p text:style-name="P3" loext:marker-style-name="T21"><text:span text:style-name="T21"><text:s text:c="2"/>make: 'Toyota',</text:span><text:span text:style-name="T21"/></text:p>
            <text:p text:style-name="P3" loext:marker-style-name="T21"><text:span text:style-name="T21"><text:s text:c="2"/>model: 'Avensis',</text:span><text:span text:style-name="T21"/></text:p>
            <text:p text:style-name="P3" loext:marker-style-name="T21"><text:span text:style-name="T21"><text:s text:c="2"/>temp: 20,</text:span><text:span text:style-name="T21"/></text:p>
            <text:p text:style-name="P3" loext:marker-style-name="T21"><text:span text:style-name="T21"><text:s text:c="2"/>tempSettings: 18,</text:span><text:span text:style-name="T21"/></text:p>
            <text:p text:style-name="P3" loext:marker-style-name="T21"><text:span text:style-name="T21"><text:s text:c="2"/>adjustTemp: [Function],</text:span><text:span text:style-name="T21"/></text:p>
            <text:p text:style-name="P3" loext:marker-style-name="T21"><text:span text:style-name="T21"><text:s text:c="2"/>currentTrack: {</text:span><text:span text:style-name="T21"/></text:p>
            <text:p text:style-name="P3" loext:marker-style-name="T21"><text:span text:style-name="T21"><text:s text:c="4"/>name: 'Never Gonna Give You Up',</text:span><text:span text:style-name="T21"/></text:p>
            <text:p text:style-name="P3" loext:marker-style-name="T21"><text:span text:style-name="T21"><text:s text:c="4"/>artist: 'Rick Astley'</text:span><text:span text:style-name="T21"/></text:p>
            <text:p text:style-name="P3" loext:marker-style-name="T21"><text:span text:style-name="T21"><text:s text:c="2"/>},</text:span><text:span text:style-name="T21"/></text:p>
            <text:p text:style-name="P3" loext:marker-style-name="T21"><text:span text:style-name="T21"><text:s text:c="2"/>nowPlaying: [Function],</text:span><text:span text:style-name="T21"/></text:p>
            <text:p text:style-name="P3" loext:marker-style-name="T21"><text:span text:style-name="T21"><text:s text:c="2"/>checkDistance: [Function]</text:span><text:span text:style-name="T21"/></text:p>
            <text:p text:style-name="P3" loext:marker-style-name="T20"><text:span text:style-name="T21">}</text:span><text:span text:style-name="T21"/></text:p>
          </table:table-cell>
        </table:table-row>
      </table:table>
      <text:list text:continue-list="list125833737254670" text:style-name="WWNum1">
        <text:list-item>
          <text:h text:style-name="P16" text:outline-level="2" loext:marker-style-name="T5">From JSON to HTML Table<text:span text:style-name="T5"/></text:h>
        </text:list-item>
      </text:list>
      <text:p text:style-name="Standard">You’re tasked with creating an HTML table of students and their scores. You will receive a single string representing an <text:span text:style-name="T8">array of objects</text:span>, the <text:span text:style-name="T8">table’s headings</text:span> should be equal to the <text:span text:style-name="T8">object’s keys</text:span>, while <text:span text:style-name="T8">each object’s values</text:span> should be a <text:span text:style-name="T8">new entry</text:span> in the table. Any <text:span text:style-name="T8">text values</text:span> in an object should be <text:span text:style-name="T8">escaped</text:span>, to avoid introducing dangerous code into the HTML. </text:p>
      <text:h text:style-name="Heading_20_3" text:outline-level="3" loext:marker-style-name="T5">Input<text:span text:style-name="T5"/></text:h>
      <text:p text:style-name="Standard" loext:marker-style-name="T5">The <text:span text:style-name="T8">input</text:span> comes with a <text:span text:style-name="T8">single string argument</text:span> (the array of objects).</text:p>
      <text:h text:style-name="Heading_20_3" text:outline-level="3" loext:marker-style-name="T5">Output<text:span text:style-name="T5"/></text:h>
      <text:p text:style-name="Standard" loext:marker-style-name="T5">The <text:span text:style-name="T8">output</text:span> should be printed on the console – for each <text:span text:style-name="T8">entry</text:span> <text:span text:style-name="T8">row</text:span> in the input print the <text:span text:style-name="T8">object</text:span> <text:span text:style-name="T8">representing</text:span> <text:span text:style-name="T8">it</text:span>.</text:p>
      <text:h text:style-name="Heading_20_3" text:outline-level="3" loext:marker-style-name="T5">Note:<text:span text:style-name="T5"/></text:h>
      <text:p text:style-name="Standard" loext:marker-style-name="T6">Objects’ <text:span text:style-name="T8">keys</text:span> will always be the<text:span text:style-name="T8"> same. </text:span>Check more information for the<text:span text:style-name="T8"> HTML Entity </text:span><text:a xlink:type="simple" xlink:href="https://developer.mozilla.org/en-US/docs/Glossary/Entity" text:style-name="Internet_20_link" text:visited-style-name="Visited_20_Internet_20_Link"><text:span text:style-name="Internet_20_link"><text:span text:style-name="T8">here</text:span></text:span></text:a><text:span text:style-name="T8">.</text:span></text:p>
      <text:h text:style-name="Heading_20_3" text:outline-level="3" loext:marker-style-name="T5">HTML<text:span text:style-name="T5"/></text:h>
      <text:p text:style-name="Standard" loext:marker-style-name="T5">You are provided with an HTML file to test your table in the browser.<text:span text:style-name="T5"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 loext:marker-style-name="T22"><text:span text:style-name="T22">index.html</text:span><text:span text:style-name="T22"/></text:p>
          </table:table-cell>
        </table:table-row>
        <table:table-row table:style-name="Table6.1">
          <table:table-cell table:style-name="Table6.A2" office:value-type="string">
            <text:p text:style-name="P26" loext:marker-style-name="T25"><text:span text:style-name="T23">&lt;!DOCTYPE </text:span><text:span text:style-name="T27">html</text:span><text:span text:style-name="T23">&gt;</text:span><text:span text:style-name="T24"><text:line-break/></text:span><text:span text:style-name="T23">&lt;</text:span><text:span text:style-name="T30">html </text:span><text:span text:style-name="T27">lang=</text:span><text:span text:style-name="T32">"en"</text:span><text:span text:style-name="T23">&gt;</text:span><text:span text:style-name="T24"><text:line-break/></text:span><text:span text:style-name="T23">&lt;</text:span><text:span text:style-name="T30">head</text:span><text:span text:style-name="T23">&gt;</text:span><text:span text:style-name="T24"><text:line-break/> <text:s text:c="3"/></text:span><text:span text:style-name="T23">&lt;</text:span><text:span text:style-name="T30">meta </text:span><text:span text:style-name="T27">charset=</text:span><text:span text:style-name="T32">"UTF-8"</text:span><text:span text:style-name="T23">&gt;</text:span><text:span text:style-name="T24"><text:line-break/> <text:s text:c="3"/></text:span><text:span text:style-name="T23">&lt;</text:span><text:span text:style-name="T30">title</text:span><text:span text:style-name="T23">&gt;</text:span><text:span text:style-name="T25">FromJSONToHTMLTable</text:span><text:span text:style-name="T23">&lt;/</text:span><text:span text:style-name="T30">title</text:span><text:span text:style-name="T23">&gt;</text:span><text:span text:style-name="T24"><text:line-break/> <text:s text:c="3"/></text:span><text:span text:style-name="T23">&lt;</text:span><text:span text:style-name="T30">style</text:span><text:span text:style-name="T23">&gt;</text:span><text:span text:style-name="T24"><text:line-break/> <text:s text:c="7"/></text:span><text:span text:style-name="T31">table</text:span><text:span text:style-name="T25">,</text:span><text:span text:style-name="T31">th</text:span><text:span text:style-name="T25">{</text:span><text:span text:style-name="T24"><text:line-break/> <text:s text:c="11"/></text:span><text:span text:style-name="T28">border</text:span><text:span text:style-name="T25">: </text:span><text:span text:style-name="T33">groove</text:span><text:span text:style-name="T25">;</text:span><text:span text:style-name="T24"><text:line-break/> <text:s text:c="11"/></text:span><text:span text:style-name="T28">border-collapse</text:span><text:span text:style-name="T25">: </text:span><text:span text:style-name="T33">collapse</text:span><text:span text:style-name="T25">;</text:span><text:span text:style-name="T24"><text:line-break/> <text:s text:c="7"/></text:span><text:span text:style-name="T25">}</text:span><text:span text:style-name="T24"><text:line-break/> <text:s text:c="7"/></text:span><text:span text:style-name="T31">td</text:span><text:span text:style-name="T25">{</text:span><text:span text:style-name="T24"><text:line-break/> <text:s text:c="11"/></text:span><text:span text:style-name="T28">border</text:span><text:span text:style-name="T25">: </text:span><text:span text:style-name="T29">1</text:span><text:span text:style-name="T33">px solid black</text:span><text:span text:style-name="T25">;</text:span><text:span text:style-name="T24"><text:line-break/> <text:s text:c="7"/></text:span><text:span text:style-name="T25">}</text:span><text:span text:style-name="T24"><text:line-break/> <text:s text:c="7"/></text:span><text:span text:style-name="T31">td</text:span><text:span text:style-name="T25">,</text:span><text:span text:style-name="T31">th</text:span><text:span text:style-name="T25">{</text:span><text:span text:style-name="T24"><text:line-break/> <text:s text:c="11"/></text:span><text:span text:style-name="T28">padding</text:span><text:span text:style-name="T25">: </text:span><text:span text:style-name="T29">5</text:span><text:span text:style-name="T33">px</text:span><text:span text:style-name="T25">;</text:span><text:span text:style-name="T24"><text:line-break/> <text:s text:c="7"/></text:span><text:span text:style-name="T25">}</text:span><text:span text:style-name="T24"><text:line-break/> <text:s text:c="3"/></text:span><text:span text:style-name="T23">&lt;/</text:span><text:span text:style-name="T30">style</text:span><text:span text:style-name="T23">&gt;</text:span><text:span text:style-name="T24"><text:line-break/></text:span><text:span text:style-name="T23">&lt;/</text:span><text:span text:style-name="T30">head</text:span><text:span text:style-name="T23">&gt;</text:span><text:span text:style-name="T24"><text:line-break/></text:span><text:span text:style-name="T23">&lt;</text:span><text:span text:style-name="T30">body</text:span><text:span text:style-name="T23">&gt;</text:span><text:span text:style-name="T24"><text:line-break/> <text:s text:c="3"/></text:span><text:span text:style-name="T23">&lt;</text:span><text:span text:style-name="T30">div </text:span><text:span text:style-name="T27">id=</text:span><text:span text:style-name="T32">"wrapper"</text:span><text:span text:style-name="T23">&gt;</text:span><text:span text:style-name="T24"><text:line-break/> <text:s text:c="3"/></text:span><text:span text:style-name="T23">&lt;/</text:span><text:span text:style-name="T30">div</text:span><text:span text:style-name="T23">&gt;</text:span><text:span text:style-name="T24"><text:line-break/> <text:s text:c="3"/></text:span><text:span text:style-name="T23">&lt;</text:span><text:span text:style-name="T30">script</text:span><text:span text:style-name="T23">&gt;</text:span><text:span text:style-name="T24"><text:line-break/> <text:s text:c="7"/></text:span><text:span text:style-name="T31">function </text:span><text:span text:style-name="T26">fromJSONToHTMLTable</text:span><text:span text:style-name="T25">(input){</text:span><text:span text:style-name="T24"><text:line-break/> <text:s text:c="11"/></text:span><text:span text:style-name="T34">//Write your code here</text:span><text:span text:style-name="T35"><text:line-break/> <text:s text:c="7"/></text:span><text:span text:style-name="T25">}</text:span><text:span text:style-name="T24"><text:line-break/> <text:s text:c="7"/></text:span><text:span text:style-name="T36">window</text:span><text:span text:style-name="T25">.</text:span><text:span text:style-name="T37">onload </text:span><text:span text:style-name="T25">= </text:span><text:span text:style-name="T31">function</text:span><text:span text:style-name="T25">(){</text:span><text:span text:style-name="T24"><text:line-break/> <text:s text:c="11"/></text:span><text:span text:style-name="T31">let </text:span><text:span text:style-name="T38">container </text:span><text:span text:style-name="T25">= </text:span><text:span text:style-name="T36">document</text:span><text:span text:style-name="T25">.</text:span><text:span text:style-name="T37">getElementById</text:span><text:span text:style-name="T25">(</text:span><text:span text:style-name="T33">'wrapper'</text:span><text:span text:style-name="T25">);</text:span><text:span text:style-name="T24"><text:line-break/> <text:s text:c="11"/></text:span><text:span text:style-name="T38">container</text:span><text:span text:style-name="T25">.</text:span><text:span text:style-name="T36">innerHTML </text:span><text:span text:style-name="T25">= </text:span><text:span text:style-name="T26">fromJSONToHTMLTable</text:span><text:span text:style-name="T25">([</text:span><text:span text:style-name="T33">'[{"Name":"Stamat","Price":5.5},{"Name":"Rumen","Price":6}]'</text:span><text:span text:style-name="T25">]);</text:span><text:span text:style-name="T24"><text:line-break/> <text:s text:c="7"/></text:span><text:span text:style-name="T25">};</text:span><text:span text:style-name="T24"><text:line-break/> <text:s text:c="3"/></text:span><text:span text:style-name="T23">&lt;/</text:span><text:span text:style-name="T30">script</text:span><text:span text:style-name="T23">&gt;</text:span><text:span text:style-name="T24"><text:line-break/></text:span><text:span text:style-name="T23">&lt;/</text:span><text:span text:style-name="T30">body</text:span><text:span text:style-name="T23">&gt;</text:span><text:span text:style-name="T24"><text:line-break/></text:span><text:span text:style-name="T23">&lt;/</text:span><text:span text:style-name="T30">html</text:span><text:span text:style-name="T23">&gt;</text:span></text:p>
          </table:table-cell>
        </table:table-row>
      </table:table>
      <text:h text:style-name="Heading_20_3" text:outline-level="3" loext:marker-style-name="T5">Examples<text:span text:style-name="T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4" loext:marker-style-name="T10"><text:span text:style-name="T10">Input</text:span><text:span text:style-name="T10"/></text:p>
          </table:table-cell>
          <table:table-cell table:style-name="Table7.A1" office:value-type="string">
            <text:p text:style-name="P24" loext:marker-style-name="T10"><text:span text:style-name="T10">Output</text:span><text:span text:style-name="T10"/></text:p>
          </table:table-cell>
        </table:table-row>
        <table:table-row table:style-name="Table7.1">
          <table:table-cell table:style-name="Table7.A2" office:value-type="string">
            <text:p text:style-name="P25" loext:marker-style-name="T12"><text:span text:style-name="T12">`[{"Name":"Stamat",</text:span><text:span text:style-name="T12"/></text:p>
            <text:p text:style-name="P25" loext:marker-style-name="T12"><text:span text:style-name="T12"><text:s text:c="4"/>"Score":5.5},</text:span><text:span text:style-name="T12"/></text:p>
            <text:p text:style-name="P25" loext:marker-style-name="T12"><text:span text:style-name="T12"><text:s text:c="3"/>{"Name":"Rumen",</text:span><text:span text:style-name="T12"/></text:p>
            <text:p text:style-name="P25" loext:marker-style-name="T11"><text:span text:style-name="T12"><text:s text:c="4"/>"Score":6}]`</text:span><text:span text:style-name="T12"/></text:p>
          </table:table-cell>
          <table:table-cell table:style-name="Table7.B2" office:value-type="string">
            <text:p text:style-name="P25" loext:marker-style-name="T14"><text:span text:style-name="T12">&lt;table&gt;</text:span><text:span text:style-name="T14"/></text:p>
            <text:p text:style-name="P25" loext:marker-style-name="T14"><text:span text:style-name="T14"><text:s text:c="3"/></text:span><text:span text:style-name="T12">&lt;tr&gt;&lt;th&gt;Name&lt;/th&gt;&lt;th&gt;Score&lt;/th&gt;&lt;/tr&gt;</text:span></text:p>
            <text:p text:style-name="P25" loext:marker-style-name="T14"><text:span text:style-name="T14"><text:s text:c="3"/></text:span><text:span text:style-name="T12">&lt;tr&gt;&lt;td&gt;Stamat&lt;/td&gt;&lt;td&gt;5.5&lt;/td&gt;&lt;/tr&gt;</text:span></text:p>
            <text:p text:style-name="P25" loext:marker-style-name="T14"><text:span text:style-name="T14"><text:s text:c="3"/></text:span><text:span text:style-name="T12">&lt;tr&gt;&lt;td&gt;Rumen&lt;/td&gt;&lt;td&gt;6&lt;/td&gt;&lt;/tr&gt;</text:span></text:p>
            <text:p text:style-name="P25" loext:marker-style-name="T12"><text:span text:style-name="T12">&lt;/table&gt;</text:span><text:span text:style-name="T12"/></text:p>
          </table:table-cell>
        </table:table-row>
        <table:table-row table:style-name="Table7.1">
          <table:table-cell table:style-name="Table7.A3" office:value-type="string">
            <text:p text:style-name="P25" loext:marker-style-name="T11"><text:span text:style-name="T12">`</text:span><text:span text:style-name="T11">[{"Name":"Pesho",</text:span></text:p>
            <text:p text:style-name="P25" loext:marker-style-name="T11"><text:span text:style-name="T11"><text:s text:c="4"/>"Score":</text:span><text:span text:style-name="T13">4</text:span><text:span text:style-name="T11">,</text:span></text:p>
            <text:p text:style-name="P25" loext:marker-style-name="T11"><text:span text:style-name="T11"><text:s text:c="4"/>"</text:span> <text:span text:style-name="T11">Grade":8},</text:span><text:span text:style-name="T13"><text:line-break/></text:span><text:span text:style-name="T11"> <text:s text:c="2"/>{"Name":"Gosho",</text:span></text:p>
            <text:p text:style-name="P25" loext:marker-style-name="T11"><text:span text:style-name="T11"><text:s text:c="4"/>"Score":</text:span><text:span text:style-name="T13">5</text:span><text:span text:style-name="T11">,</text:span></text:p>
            <text:p text:style-name="P25" loext:marker-style-name="T11"><text:span text:style-name="T11"><text:s text:c="4"/>"</text:span> <text:span text:style-name="T11">Grade":8},</text:span></text:p>
            <text:p text:style-name="P25" loext:marker-style-name="T11"><text:span text:style-name="T11"><text:s text:c="3"/>{"Name":"Angel",</text:span><text:span text:style-name="T11"/></text:p>
            <text:p text:style-name="P25" loext:marker-style-name="T11"><text:span text:style-name="T11"><text:s text:c="4"/>"Score":</text:span><text:span text:style-name="T13">5</text:span><text:span text:style-name="T11">.</text:span><text:span text:style-name="T13">50</text:span><text:span text:style-name="T11">,</text:span></text:p>
            <text:p text:style-name="P25" loext:marker-style-name="T11"><text:span text:style-name="T11"><text:s text:c="4"/>"</text:span> <text:span text:style-name="T11">Grade":10}]</text:span><text:span text:style-name="T12">`</text:span></text:p>
          </table:table-cell>
          <table:table-cell table:style-name="Table7.B3" office:value-type="string">
            <text:p text:style-name="P25" loext:marker-style-name="T13"><text:span text:style-name="T11">&lt;table&gt;</text:span><text:span text:style-name="T13"/></text:p>
            <text:p text:style-name="P25" loext:marker-style-name="T13"><text:span text:style-name="T13"><text:s text:c="3"/></text:span><text:span text:style-name="T11">&lt;tr&gt;&lt;th&gt;Name&lt;/th&gt;&lt;th&gt;</text:span><text:span text:style-name="T12">Score</text:span><text:span text:style-name="T11">&lt;/th&gt;&lt;th&gt;Grade&lt;/th&gt;&lt;/tr&gt;</text:span></text:p>
            <text:p text:style-name="P25" loext:marker-style-name="T13"><text:span text:style-name="T13"><text:s text:c="3"/></text:span><text:span text:style-name="T11">&lt;tr&gt;&lt;td&gt;Pesho&lt;/td&gt;&lt;td&gt;</text:span><text:span text:style-name="T13">4</text:span><text:span text:style-name="T11">&lt;/td&gt;&lt;td&gt;</text:span><text:span text:style-name="T13">8</text:span><text:span text:style-name="T11">&lt;/td&gt;&lt;/tr&gt;</text:span></text:p>
            <text:p text:style-name="P25" loext:marker-style-name="T13"><text:span text:style-name="T13"><text:s text:c="3"/>&lt;</text:span><text:span text:style-name="T11">tr</text:span><text:span text:style-name="T13">&gt;&lt;</text:span><text:span text:style-name="T11">td</text:span><text:span text:style-name="T13">&gt;</text:span><text:span text:style-name="T11">Gosho</text:span><text:span text:style-name="T13">&lt;/</text:span><text:span text:style-name="T11">td</text:span><text:span text:style-name="T13">&gt;&lt;</text:span><text:span text:style-name="T11">td</text:span><text:span text:style-name="T13">&gt;5&lt;/</text:span><text:span text:style-name="T11">td</text:span><text:span text:style-name="T13">&gt;&lt;</text:span><text:span text:style-name="T11">td</text:span><text:span text:style-name="T13">&gt;8&lt;/</text:span><text:span text:style-name="T11">td</text:span><text:span text:style-name="T13">&gt;&lt;/</text:span><text:span text:style-name="T11">tr</text:span><text:span text:style-name="T13">&gt;</text:span></text:p>
            <text:p text:style-name="P25" loext:marker-style-name="T13"><text:span text:style-name="T13"><text:s text:c="3"/>&lt;</text:span><text:span text:style-name="T11">tr</text:span><text:span text:style-name="T13">&gt;&lt;</text:span><text:span text:style-name="T11">td</text:span><text:span text:style-name="T13">&gt;</text:span><text:span text:style-name="T11">Angel</text:span><text:span text:style-name="T13">&lt;/</text:span><text:span text:style-name="T11">td</text:span><text:span text:style-name="T13">&gt;&lt;</text:span><text:span text:style-name="T11">td</text:span><text:span text:style-name="T13">&gt;5.5&lt;/</text:span><text:span text:style-name="T11">td</text:span><text:span text:style-name="T13">&gt;&lt;</text:span><text:span text:style-name="T11">td</text:span><text:span text:style-name="T13">&gt;10&lt;/</text:span><text:span text:style-name="T11">td</text:span><text:span text:style-name="T13">&gt;&lt;/</text:span><text:span text:style-name="T11">tr</text:span><text:span text:style-name="T13">&gt;</text:span></text:p>
            <text:p text:style-name="P25" loext:marker-style-name="T12"><text:span text:style-name="T11">&lt;/table&gt;</text:span><text:span text:style-name="T1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imbus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in" fo:margin-bottom="0.139in" style:contextual-spacing="false"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лавие_20_1_20_Знак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Calibri1" style:font-family-asian="Calibri" style:font-family-generic-asian="system" style:font-pitch-asian="variable" style:font-size-asian="20pt" style:font-weight-asian="bold" style:font-name-complex="FreeSerif" style:font-family-complex="FreeSeri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лавие_20_2_20_Знак" style:default-outline-level="2" style:list-style-name="WWNum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Заглавие_20_3_20_Знак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FreeSerif" style:font-family-complex="FreeSeri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loext:linked-style-name="Заглавие_20_4_20_Знак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лавие_20_5_20_Знак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Calibri1" style:font-family-asian="Calibri" style:font-family-generic-asian="system" style:font-pitch-asian="variable" style:font-weight-asian="bold" style:font-name-complex="FreeSerif" style:font-family-complex="FreeSeri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Горен_20_колонтитул_20_Знак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Долен_20_колонтитул_20_Знак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Изнесен_20_текст_20_Знак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Списък_20_на_20_абзаци_20_Знак">
      <style:paragraph-properties fo:margin-left="0.5in" fo:margin-top="0.0555in" fo:margin-bottom="0.0835in" style:contextual-spacing="true"/>
    </style:style>
    <style:style style:name="Code" style:family="paragraph" style:parent-style-name="Standard" loext:linked-style-name="Code_20_Char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Горен_20_колонтитул_20_Знак" style:display-name="Горен колонтитул Знак" style:family="text" style:parent-style-name="Default_20_Paragraph_20_Font_20__28_WW_29_" loext:linked-style-name="Header"/>
    <style:style style:name="Долен_20_колонтитул_20_Знак" style:display-name="Долен колонтитул Знак" style:family="text" style:parent-style-name="Default_20_Paragraph_20_Font_20__28_WW_29_" loext:linked-style-name="Footer"/>
    <style:style style:name="Изнесен_20_текст_20_Знак" style:display-name="Изнесен текст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лавие_20_1_20_Знак" style:display-name="Заглавие 1 Знак" style:family="text" style:parent-style-name="Default_20_Paragraph_20_Font_20__28_WW_29_" loext:linked-style-name="Heading_20_1">
      <style:text-properties fo:color="#642d08" loext:opacity="100%" fo:font-size="20pt" fo:font-weight="bold" style:font-name-asian="Calibri1" style:font-family-asian="Calibri" style:font-family-generic-asian="system" style:font-pitch-asian="variable" style:font-size-asian="20pt" style:font-weight-asian="bold" style:font-name-complex="FreeSerif" style:font-family-complex="FreeSerif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_20__28_WW_29_" loext:linked-style-name="Heading_20_2">
      <style:text-properties fo:color="#7c380a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_20__28_WW_29_" loext:linked-style-name="Heading_20_3">
      <style:text-properties fo:color="#8f400b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FreeSerif" style:font-family-complex="FreeSerif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_20__28_WW_29_" loext:linked-style-name="Heading_20_4">
      <style:text-properties fo:color="#a34a0d" loext:opacity="100%"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Заглавие_20_5_20_Знак" style:display-name="Заглавие 5 Знак" style:family="text" style:parent-style-name="Default_20_Paragraph_20_Font_20__28_WW_29_" loext:linked-style-name="Heading_20_5">
      <style:text-properties fo:color="#b2500e" loext:opacity="100%" fo:font-weight="bold" style:font-name-asian="Calibri1" style:font-family-asian="Calibri" style:font-family-generic-asian="system" style:font-pitch-asian="variable" style:font-weight-asian="bold" style:font-name-complex="FreeSerif" style:font-family-complex="FreeSerif" style:font-family-generic-complex="system" style:font-pitch-complex="variable"/>
    </style:style>
    <style:style style:name="Code_20_Char" style:display-name="Code Char" style:family="text" style:parent-style-name="Default_20_Paragraph_20_Font_20__28_WW_29_" loext:linked-style-name="Code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_20__28_WW_29_"/>
    <style:style style:name="Списък_20_на_20_абзаци_20_Знак" style:display-name="Списък на абзаци Знак" style:family="text" style:parent-style-name="Default_20_Paragraph_20_Font_20__28_WW_29_" loext:linked-style-name="List_20_Paragraph"/>
    <style:style style:name="Unresolved_20_Mention1" style:display-name="Unresolved Mention1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</style:style>
    <style:style style:name="MP3" style:family="paragraph" style:parent-style-name="Frame_20_contents">
      <style:paragraph-properties fo:margin-top="0.028in" fo:margin-bottom="0.0693in" style:contextual-spacing="false" fo:line-height="100%"/>
    </style:style>
    <style:style style:name="MP4" style:family="paragraph" style:parent-style-name="Frame_20_contents">
      <style:paragraph-properties fo:margin-left="0.3937in" fo:line-height="100%" fo:text-indent="0.1972in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fo:language="bg" fo:country="BG" style:font-size-asian="9pt" style:font-size-complex="9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 loext:decorative="false"/>
    </style:style>
    <style:style style:name="Mfr5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6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M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frame draw:style-name="Mfr1" draw:name="Frame1" text:anchor-type="char" svg:x="1.5256in" svg:y="0.3898in" svg:width="0.5575in" svg:height="0.1807in" draw:z-index="0"><draw:text-box><text:p text:style-name="MP2" loext:marker-style-name="MT1"><text:span text:style-name="MT1">Follow us:</text:span><text:span text:style-name="MT1"/></text:p></draw:text-box></draw:frame><draw:frame draw:style-name="Mfr2" draw:name="Frame2" text:anchor-type="char" svg:x="1.5138in" svg:y="0.0972in" svg:width="5.7138in" svg:height="0.5618in" draw:z-index="0"><draw:text-box><text:p text:style-name="MP3" loext:marker-style-name="MT1"><text:bookmark-start text:name="_Hlk24191091"/><text:span text:style-name="MT1">© SoftUni – </text:span><text:a xlink:type="simple" xlink:href="https://softuni.org/" text:style-name="Internet_20_link" text:visited-style-name="Visited_20_Internet_20_Link"><text:span text:style-name="Internet_20_link"><text:span text:style-name="MT2">https://softuni.org</text:span></text:span></text:a><text:span text:style-name="MT1">. Copyrighted document. Unauthorized copy, reproduction or use is not permitted.</text:span><text:bookmark-end text:name="_Hlk24191091"/></text:p><text:p text:style-name="MP4" loext:marker-style-name="MT3"><draw:a xlink:type="simple" xlink:href="https://softuni.org/"><draw:frame draw:style-name="Mfr3" draw:name="Picture 3" text:anchor-type="as-char" svg:width="0.1965in" svg:height="0.1965in" draw:z-index="0"><draw:image xlink:href="Pictures/100000010000018E0000018EE44A8CBE.png" xlink:type="simple" xlink:show="embed" xlink:actuate="onLoad" draw:mime-type="image/png"/></draw:frame></draw:a><text:span text:style-name="MT4"><text:s text:c="3"/></text:span><draw:a xlink:type="simple" xlink:href="https://softuni.bg/"><draw:frame draw:style-name="Mfr3" draw:name="Picture 2" text:anchor-type="as-char" svg:width="0.1965in" svg:height="0.1965in" draw:z-index="0"><draw:image xlink:href="Pictures/100000010000018E0000018EBF45F1E9.png" xlink:type="simple" xlink:show="embed" xlink:actuate="onLoad" draw:mime-type="image/png"/></draw:frame></draw:a><text:span text:style-name="MT4"><text:s text:c="3"/></text:span><draw:a xlink:type="simple" xlink:href="https://www.facebook.com/softuni.org"><draw:frame draw:style-name="Mfr3" draw:name="Picture 5" text:anchor-type="as-char" svg:width="0.1965in" svg:height="0.1965in" draw:z-index="0"><draw:image xlink:href="Pictures/10000001000000940000009434690D6B.png" xlink:type="simple" xlink:show="embed" xlink:actuate="onLoad" draw:mime-type="image/png"/></draw:frame></draw:a><text:span text:style-name="MT3"><text:s text:c="3"/></text:span><draw:a xlink:type="simple" xlink:href="https://www.instagram.com/softuni_org"><draw:frame draw:style-name="Mfr3" draw:name="Picture 20" text:anchor-type="as-char" svg:width="0.1965in" svg:height="0.1965in" draw:z-index="0"><draw:image xlink:href="Pictures/10000001000000B4000000B494988AD5.png" xlink:type="simple" xlink:show="embed" xlink:actuate="onLoad" draw:mime-type="image/png"/></draw:frame></draw:a><text:span text:style-name="MT3"><text:s text:c="3"/></text:span><draw:a xlink:type="simple" xlink:href="https://twitter.com/SoftUni1"><draw:frame draw:style-name="Mfr3" draw:name="Picture 7" text:anchor-type="as-char" svg:width="0.1965in" svg:height="0.1965in" draw:z-index="0"><draw:image xlink:href="Pictures/100000010000009400000094BF404593.png" xlink:type="simple" xlink:show="embed" xlink:actuate="onLoad" draw:mime-type="image/png"/></draw:frame></draw:a><text:span text:style-name="MT3"><text:s text:c="2"/></text:span><draw:a xlink:type="simple" xlink:href="https://www.youtube.com/channel/UCqvOk8tYzfRS-eDy4vs3UyA"><draw:frame draw:style-name="Mfr3" draw:name="Picture 17" text:anchor-type="as-char" svg:width="0.1965in" svg:height="0.1965in" draw:z-index="0"><draw:image xlink:href="Pictures/100000010000009400000094DED08A4E.png" xlink:type="simple" xlink:show="embed" xlink:actuate="onLoad" draw:mime-type="image/png"/></draw:frame></draw:a><text:span text:style-name="MT3"><text:s text:c="3"/></text:span><draw:a xlink:type="simple" xlink:href="https://www.linkedin.com/company/softuni/"><draw:frame draw:style-name="Mfr4" draw:name="Picture 21" text:anchor-type="as-char" svg:width="0.1965in" svg:height="0.1965in" draw:z-index="0"><draw:image xlink:href="Pictures/10000001000001CC000001CCE70159A8.png" xlink:type="simple" xlink:show="embed" xlink:actuate="onLoad" draw:mime-type="image/png"/></draw:frame></draw:a><text:span text:style-name="MT3"><text:s text:c="3"/></text:span><draw:a xlink:type="simple" xlink:href="https://github.com/SoftUni"><draw:frame draw:style-name="Mfr3" draw:name="Picture 22" text:anchor-type="as-char" svg:width="0.1965in" svg:height="0.1965in" draw:z-index="0"><draw:image xlink:href="Pictures/10000001000001A50000019772DDEA3C.png" xlink:type="simple" xlink:show="embed" xlink:actuate="onLoad" draw:mime-type="image/png"/></draw:frame></draw:a><text:span text:style-name="MT3"><text:s text:c="3"/></text:span><draw:a xlink:type="simple" xlink:href="mailto:info@softuni.org"><draw:frame draw:style-name="Mfr3" draw:name="Picture 23" text:anchor-type="as-char" svg:width="0.1965in" svg:height="0.1965in" draw:z-index="0"><draw:image xlink:href="Pictures/100000010000009400000094B4A4793A.png" xlink:type="simple" xlink:show="embed" xlink:actuate="onLoad" draw:mime-type="image/png"/></draw:frame></draw:a></text:p></draw:text-box></draw:frame><draw:a xlink:type="simple" xlink:href="https://softuni.org/"><draw:frame draw:style-name="Mfr5" draw:name="Picture 1" text:anchor-type="char" svg:x="-0.0118in" svg:y="0.1543in" svg:width="1.3701in" svg:height="0.4728in" draw:z-index="0"><draw:image xlink:href="Pictures/10000001000002F400000106C2CD6907.png" xlink:type="simple" xlink:show="embed" xlink:actuate="onLoad" draw:mime-type="image/png"/></draw:frame></draw:a><draw:line text:anchor-type="char" draw:z-index="0" draw:name="Straight Connector 19" draw:style-name="Mgr1" draw:text-style-name="MP5" svg:x1="-0.0016in" svg:y1="0.072in" svg:x2="7.2319in" svg:y2="0.072in"><text:p/></draw:line><draw:frame draw:style-name="Mfr6" draw:name="Frame3" text:anchor-type="char" svg:x="6.1756in" svg:y="0.3744in" svg:width="0.9846in" svg:height="0.2209in" draw:z-index="0"><draw:text-box><text:p text:style-name="MP6" loext:marker-style-name="MT3"><text:span text:style-name="MT3">Page </text:span><text:span text:style-name="MT3"><text:page-number text:select-page="current">7</text:page-number></text:span><text:span text:style-name="MT3"><text:s/>of </text:span><text:span text:style-name="MT3"><text:page-count>1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JS-Advanced-Objects-and-Classes-Lab</dc:title>
    <dc:subject>JavaScript Programming Course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meta:editing-cycles>81</meta:editing-cycles>
    <meta:print-date>2023-05-04T05:46:00</meta:print-date>
    <meta:creation-date>2019-11-12T12:29:00</meta:creation-date>
    <dc:date>2024-01-31T12:58:33.065551019</dc:date>
    <meta:editing-duration>P1DT7H25M34S</meta:editing-duration>
    <meta:generator>LibreOffice/7.6.4.1$Linux_X86_64 LibreOffice_project/60$Build-1</meta:generator>
    <meta:document-statistic meta:table-count="7" meta:image-count="10" meta:object-count="0" meta:page-count="1" meta:paragraph-count="266" meta:word-count="1375" meta:character-count="9825" meta:non-whitespace-character-count="8220"/>
    <meta:user-defined meta:name="AppVersion">16.0000</meta:user-defined>
    <meta:user-defined meta:name="Company">SoftUni – https://softuni.or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